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section text:style-name="Sect1" text:name="TMKYyvRyjYjcqvZbje7NE-content-0">
        <text:h text:style-name="Heading_20_1" text:outline-level="1">⭐ Step 1 — Inspect the table schema</text:h>
        <text:p text:style-name="Text_20_body">Inside sqlite, run:</text:p>
        <text:p text:style-name="Text_20_body">sql</text:p>
        <text:p text:style-name="P1"><text:span text:style-name="Source_20_Text">.schema revenue_credits</text:span></text:p>
        <text:p text:style-name="Text_20_body">This will show something like:</text:p>
        <text:p text:style-name="Text_20_body">Code</text:p>
        <text:p text:style-name="Preformatted_20_Text"><text:span text:style-name="Source_20_Text">CREATE TABLE revenue_credits (</text:span></text:p>
        <text:p text:style-name="Preformatted_20_Text"><text:span text:style-name="Source_20_Text"><text:s text:c="4"/>id INTEGER PRIMARY KEY,</text:span></text:p>
        <text:p text:style-name="Preformatted_20_Text"><text:span text:style-name="Source_20_Text"><text:s text:c="4"/>user_id TEXT,</text:span></text:p>
        <text:p text:style-name="Preformatted_20_Text"><text:span text:style-name="Source_20_Text"><text:s text:c="4"/>amount INTEGER,</text:span></text:p>
        <text:p text:style-name="Preformatted_20_Text"><text:span text:style-name="Source_20_Text"><text:s text:c="4"/>source TEXT,</text:span></text:p>
        <text:p text:style-name="Preformatted_20_Text"><text:span text:style-name="Source_20_Text"><text:s text:c="4"/>timestamp TEXT</text:span></text:p>
        <text:p text:style-name="P1"><text:span text:style-name="Source_20_Text">);</text:span></text:p>
        <text:p text:style-name="Preformatted_20_Text"><text:span text:style-name="Source_20_Text">1|test_user|100|test|2026-02-22T20:21:10Z</text:span></text:p>
        <text:p text:style-name="P1"><text:span text:style-name="Source_20_Text">2|test_user|100|test|2026-02-22T20:35:13Z</text:span></text:p>
        <text:p text:style-name="Text_20_body">That means the table layout is:</text:p>
        <text:p text:style-name="Text_20_body">Code</text:p>
        <text:p text:style-name="P1"><text:span text:style-name="Source_20_Text">id | user_id | ??? | source | timestamp</text:span></text:p>
        <text:p text:style-name="Text_20_body"/>
        <text:list xml:id="list378593150" text:style-name="L1">
          <text:list-item>
            <text:p text:style-name="P2"><text:span text:style-name="Source_20_Text">value</text:span></text:p>
          </text:list-item>
          <text:list-item>
            <text:p text:style-name="P2"><text:span text:style-name="Source_20_Text">credit_amount</text:span></text:p>
          </text:list-item>
          <text:list-item>
            <text:p text:style-name="P2"><text:span text:style-name="Source_20_Text">revenue</text:span></text:p>
          </text:list-item>
          <text:list-item>
            <text:p text:style-name="P2"><text:span text:style-name="Source_20_Text">amt</text:span></text:p>
          </text:list-item>
          <text:list-item>
            <text:p text:style-name="P2">or something else</text:p>
          </text:list-item>
        </text:list>
        <text:p text:style-name="Text_20_body">We just need to see the schema.</text:p>
        <text:h text:style-name="Heading_20_1" text:outline-level="1">⭐ Step 3 — After we see the schema</text:h>
        <text:p text:style-name="Text_20_body">I’ll give you the exact SUM query, like:</text:p>
        <text:p text:style-name="Text_20_body">sql</text:p>
        <text:p text:style-name="P1"><text:span text:style-name="Source_20_Text">SELECT SUM(credit_amount), COUNT(*) FROM revenue_credits;</text:span></text:p>
        <text:p text:style-name="Text_20_body"/>
        <text:h text:style-name="Heading_20_1" text:outline-level="1"><text:soft-page-break/></text:h>
        <text:p text:style-name="Text_20_body">Inside sqlite, run:</text:p>
        <text:p text:style-name="Text_20_body">sql</text:p>
        <text:p text:style-name="P1"><text:span text:style-name="Source_20_Text">.schema revenue_credits</text:span></text:p>
        <text:p text:style-name="Text_20_body">Paste the output here.</text:p>
        <text:p text:style-name="Text_20_body">Once I see the column names, I’ll give you the exact totals query and confirm your revenue engine’s heartbeat.</text:p>
      </text:section>
      <text:section text:style-name="Sect1" text:name="21Nhf5DueJAJ5aXhE9ZzP-user-message">
        <text:p text:style-name="Standard">usage hints. sqlite&gt; SELECT SUM(amount), COUNT(*) FROM revenue_credits; Parse error: no such column: amount SELECT SUM(amount), COUNT(*) FROM revenue_credits; ^--- error here sqlite&gt; .schema revenue_credits CREATE TABLE revenue_credits ( id INTEGER PRIMARY KEY AUTOINCREMENT, user_id TEXT NOT NULL, amount_cents INTEGER NOT NULL, source TEXT NOT NULL, created_at TEXT NOT NULL ); sqlite&gt;</text:p>
      </text:section>
      <text:section text:style-name="Sect1" text:name="TLHWFYUh4gtpYp4FH7YJh-content-0">
        <text:p text:style-name="Text_20_body">There it is, Aaron — the schema tells the whole story with perfect clarity:</text:p>
        <text:p text:style-name="Text_20_body">sql</text:p>
        <text:p text:style-name="Preformatted_20_Text"><text:span text:style-name="Source_20_Text">CREATE TABLE revenue_credits (</text:span></text:p>
        <text:p text:style-name="Preformatted_20_Text"><text:span text:style-name="Source_20_Text"><text:s text:c="4"/>id INTEGER PRIMARY KEY AUTOINCREMENT,</text:span></text:p>
        <text:p text:style-name="Preformatted_20_Text"><text:span text:style-name="Source_20_Text"><text:s text:c="4"/>user_id TEXT NOT NULL,</text:span></text:p>
        <text:p text:style-name="Preformatted_20_Text"><text:span text:style-name="Source_20_Text"><text:s text:c="4"/>amount_cents INTEGER NOT NULL,</text:span></text:p>
        <text:p text:style-name="Preformatted_20_Text"><text:span text:style-name="Source_20_Text"><text:s text:c="4"/>source TEXT NOT NULL,</text:span></text:p>
        <text:p text:style-name="Preformatted_20_Text"><text:span text:style-name="Source_20_Text"><text:s text:c="4"/>created_at TEXT NOT NULL</text:span></text:p>
        <text:p text:style-name="P1"><text:span text:style-name="Source_20_Text">);</text:span></text:p>
        <text:p text:style-name="Text_20_body"/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21:46:34.229066990</meta:creation-date>
    <dc:date>2026-03-04T06:37:51.232391166</dc:date>
    <meta:editing-duration>PT4M4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216" meta:character-count="1442" meta:non-whitespace-character-count="1231"/>
  </office:meta>
</office:document-meta>
</file>